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25-02-28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24-02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23-02-0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20-02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19-02-1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18-02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17-02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3808" calcext:value-type="float">
            <text:p>105.1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4864" calcext:value-type="float">
            <text:p>99.1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7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6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6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3901</text:p>
          </table:table-cell>
          <table:table-cell office:value-type="string" calcext:value-type="string">
            <text:p>Comstock Quad</text:p>
          </table:table-cell>
          <table:table-cell office:value-type="string" calcext:value-type="string">
            <text:p>195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